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-Bold" svg:font-family="Helvetica-Bold, sans-serif"/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betan Machine Uni" fo:font-size="15pt" style:text-underline-style="solid" style:text-underline-width="auto" style:text-underline-color="font-color" officeooo:rsid="001d2dad" officeooo:paragraph-rsid="001d2dad" style:font-size-asian="15pt" style:font-size-complex="15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betan Machine Uni" fo:font-size="11pt" style:text-underline-style="none" officeooo:rsid="001d2dad" officeooo:paragraph-rsid="001d2dad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ibetan Machine Uni" fo:font-size="11pt" style:text-underline-style="none" officeooo:rsid="001d2dad" officeooo:paragraph-rsid="001d2dad" style:font-size-asian="11pt" style:font-size-complex="11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betan Machine Uni" fo:font-size="11pt" style:text-underline-style="none" officeooo:rsid="0021fa87" officeooo:paragraph-rsid="0021fa87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betan Machine Uni" fo:font-size="11pt" style:text-underline-style="solid" style:text-underline-width="auto" style:text-underline-color="font-color" officeooo:rsid="001d2dad" officeooo:paragraph-rsid="001d2dad" style:font-size-asian="11pt" style:font-size-complex="11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betan Machine Uni" fo:font-size="11pt" style:text-underline-style="solid" style:text-underline-width="auto" style:text-underline-color="font-color" officeooo:rsid="001d2dad" officeooo:paragraph-rsid="001d2dad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betan Machine Uni" fo:font-size="11pt" style:text-underline-style="solid" style:text-underline-width="auto" style:text-underline-color="font-color" officeooo:rsid="00212396" officeooo:paragraph-rsid="00212396" style:font-size-asian="11pt" style:font-size-complex="11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betan Machine Uni" fo:font-size="13pt" style:text-underline-style="none" officeooo:rsid="001d2dad" officeooo:paragraph-rsid="001d2dad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Tibetan Machine Uni" fo:font-size="13pt" style:text-underline-style="none" officeooo:rsid="001d2dad" officeooo:paragraph-rsid="001d2dad" style:font-size-asian="13pt" style:font-size-complex="13pt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Tibetan Machine Uni" fo:font-size="11pt" style:text-underline-style="none" fo:font-weight="normal" officeooo:rsid="001d2dad" officeooo:paragraph-rsid="001d2dad" style:font-size-asian="9.60000038146973pt" style:font-weight-asian="normal" style:font-size-complex="11pt" style:font-weight-complex="normal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Tibetan Machine Uni" fo:font-size="11pt" style:text-underline-style="none" fo:font-weight="normal" officeooo:rsid="001d2dad" officeooo:paragraph-rsid="00212396" style:font-size-asian="9.60000038146973pt" style:font-weight-asian="normal" style:font-size-complex="11pt" style:font-weight-complex="normal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Tibetan Machine Uni" fo:font-size="11pt" style:text-underline-style="none" fo:font-weight="normal" officeooo:rsid="001d2dad" officeooo:paragraph-rsid="001d2dad" style:font-size-asian="9.60000038146973pt" style:font-weight-asian="normal" style:font-size-complex="11pt" style:font-weight-complex="normal"/>
    </style:style>
    <style:style style:name="P13" style:family="paragraph" style:parent-style-name="Text_20_body" style:list-style-name="L2">
      <style:paragraph-properties fo:text-align="start" style:justify-single-word="false"/>
      <style:text-properties fo:font-size="11pt" officeooo:rsid="001d2dad" officeooo:paragraph-rsid="001d2dad"/>
    </style:style>
    <style:style style:name="P14" style:family="paragraph" style:parent-style-name="Text_20_body" style:list-style-name="L1">
      <style:paragraph-properties fo:text-align="start" style:justify-single-word="false"/>
      <style:text-properties fo:font-size="11pt" officeooo:rsid="001d2dad" officeooo:paragraph-rsid="00217baf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paragraph-rsid="001d2dad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paragraph-rsid="00217baf"/>
    </style:style>
    <style:style style:name="P17" style:family="paragraph" style:parent-style-name="Text_20_body" style:list-style-name="L1" style:master-page-name="">
      <loext:graphic-properties draw:fill="none"/>
      <style:paragraph-properties fo:margin-left="1.101cm" fo:margin-right="0cm" fo:margin-top="0cm" fo:margin-bottom="0.247cm" loext:contextual-spacing="false" fo:line-height="115%" fo:text-align="start" style:justify-single-word="false" fo:text-indent="-0.6cm" style:auto-text-indent="false" style:page-number="auto" fo:background-color="transparent"/>
      <style:text-properties officeooo:paragraph-rsid="00217baf"/>
    </style:style>
    <style:style style:name="P18" style:family="paragraph" style:parent-style-name="Text_20_body" style:list-style-name="L2" style:master-page-name="">
      <loext:graphic-properties draw:fill="none"/>
      <style:paragraph-properties fo:margin-left="1.101cm" fo:margin-right="0cm" fo:margin-top="0cm" fo:margin-bottom="0.247cm" loext:contextual-spacing="false" fo:line-height="115%" fo:text-align="start" style:justify-single-word="false" fo:text-indent="-0.6cm" style:auto-text-indent="false" style:page-number="auto" fo:background-color="transparent"/>
      <style:text-properties fo:font-size="11pt" officeooo:rsid="001d2dad" officeooo:paragraph-rsid="001d2dad"/>
    </style:style>
    <style:style style:name="P19" style:family="paragraph" style:parent-style-name="Text_20_body" style:list-style-name="L2" style:master-page-name="">
      <loext:graphic-properties draw:fill="none"/>
      <style:paragraph-properties fo:margin-left="1.101cm" fo:margin-right="0cm" fo:margin-top="0cm" fo:margin-bottom="0.247cm" loext:contextual-spacing="false" fo:line-height="115%" fo:text-align="start" style:justify-single-word="false" fo:text-indent="-0.6cm" style:auto-text-indent="false" style:page-number="auto" fo:background-color="transparent"/>
      <style:text-properties fo:font-size="11pt" officeooo:rsid="001d2dad" officeooo:paragraph-rsid="001d2dad"/>
    </style:style>
    <style:style style:name="P20" style:family="paragraph" style:parent-style-name="Text_20_body" style:list-style-name="L1" style:master-page-name="">
      <loext:graphic-properties draw:fill="none"/>
      <style:paragraph-properties fo:margin-left="1.101cm" fo:margin-right="0cm" fo:margin-top="0cm" fo:margin-bottom="0.247cm" loext:contextual-spacing="false" fo:line-height="115%" fo:text-align="start" style:justify-single-word="false" fo:text-indent="-0.6cm" style:auto-text-indent="false" style:page-number="auto" fo:background-color="transparent"/>
      <style:text-properties fo:font-size="11pt" officeooo:rsid="001d2dad" officeooo:paragraph-rsid="00217baf"/>
    </style:style>
    <style:style style:name="P21" style:family="paragraph" style:parent-style-name="Text_20_body" style:list-style-name="L1">
      <loext:graphic-properties draw:fill="none"/>
      <style:paragraph-properties fo:margin-left="1.101cm" fo:margin-right="0cm" fo:margin-top="0cm" fo:margin-bottom="0.247cm" loext:contextual-spacing="false" fo:line-height="115%" fo:text-align="start" style:justify-single-word="false" fo:text-indent="-0.6cm" style:auto-text-indent="false" fo:background-color="transparent"/>
      <style:text-properties officeooo:paragraph-rsid="00217baf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text-align="center"/>
    </style:style>
    <style:style style:name="T1" style:family="text">
      <style:text-properties style:font-name="Tibetan Machine Uni" style:text-underline-style="none" fo:font-weight="normal" style:font-size-asian="9.60000038146973pt" style:font-weight-asian="normal" style:font-size-complex="11pt" style:font-weight-complex="normal"/>
    </style:style>
    <style:style style:name="T2" style:family="text">
      <style:text-properties style:font-name="Tibetan Machine Uni" style:text-underline-style="none" fo:font-weight="normal" officeooo:rsid="00217baf" style:font-size-asian="9.60000038146973pt" style:font-weight-asian="normal" style:font-size-complex="11pt" style:font-weight-complex="normal"/>
    </style:style>
    <style:style style:name="T3" style:family="text">
      <style:text-properties style:font-name="Tibetan Machine Uni" style:text-underline-style="none" fo:font-weight="bold" officeooo:rsid="00217baf" style:font-size-asian="9.60000038146973pt" style:font-weight-asian="bold" style:font-size-complex="11pt" style:font-weight-complex="bold"/>
    </style:style>
    <style:style style:name="T4" style:family="text">
      <style:text-properties style:font-name="Tibetan Machine Uni" fo:font-size="11pt" style:text-underline-style="none" fo:font-weight="normal" officeooo:rsid="001d2dad" style:font-size-asian="9.60000038146973pt" style:font-weight-asian="normal" style:font-size-complex="11pt" style:font-weight-complex="normal"/>
    </style:style>
    <style:style style:name="T5" style:family="text">
      <style:text-properties style:font-name="Tibetan Machine Uni" fo:font-size="11pt" style:text-underline-style="none" fo:font-weight="normal" officeooo:rsid="00212396" style:font-size-asian="9.60000038146973pt" style:font-weight-asian="normal" style:font-size-complex="11pt" style:font-weight-complex="normal"/>
    </style:style>
    <style:style style:name="T6" style:family="text">
      <style:text-properties style:font-name="Tibetan Machine Uni" fo:font-size="11pt" style:text-underline-style="none" fo:font-weight="normal" officeooo:rsid="00217baf" style:font-size-asian="9.60000038146973pt" style:font-weight-asian="normal" style:font-size-complex="11pt" style:font-weight-complex="normal"/>
    </style:style>
    <style:style style:name="T7" style:family="text">
      <style:text-properties style:font-name="Tibetan Machine Uni" fo:font-size="11pt" style:text-underline-style="none" fo:font-weight="bold" officeooo:rsid="00217baf" style:font-size-asian="9.60000038146973pt" style:font-weight-asian="bold" style:font-size-complex="11pt" style:font-weight-complex="bold"/>
    </style:style>
    <style:style style:name="T8" style:family="text">
      <style:text-properties officeooo:rsid="001dfe42"/>
    </style:style>
    <style:style style:name="T9" style:family="text">
      <style:text-properties officeooo:rsid="001fd8c9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fd8c9"/>
    </style:style>
    <style:style style:name="T13" style:family="text">
      <style:text-properties style:text-underline-style="none" officeooo:rsid="00208511"/>
    </style:style>
    <style:style style:name="T14" style:family="text">
      <style:text-properties style:text-underline-style="none" officeooo:rsid="00212396"/>
    </style:style>
    <style:style style:name="T15" style:family="text">
      <style:text-properties officeooo:rsid="00212396"/>
    </style:style>
    <style:style style:name="T16" style:family="text">
      <style:text-properties fo:font-weight="bold" officeooo:rsid="00212396" style:font-weight-asian="bold" style:font-weight-complex="bold"/>
    </style:style>
    <style:style style:name="T17" style:family="text">
      <style:text-properties fo:font-weight="bold" officeooo:rsid="00217baf" style:font-weight-asian="bold" style:font-weight-complex="bold"/>
    </style:style>
    <style:style style:name="T18" style:family="text">
      <style:text-properties fo:font-size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color="#000000" draw:fill="none" draw:fill-color="#ffffff" draw:textarea-vertical-align="middle" fo:min-height="1.325cm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draw:textarea-vertical-align="middle" fo:min-height="1.323cm" style:run-through="foreground" style:wrap="none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draw:textarea-vertical-align="middle" fo:min-height="1.323cm" style:run-through="foreground" style:wrap="none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draw:textarea-vertical-align="middle" fo:min-height="1.323cm" style:run-through="foreground" style:wrap="none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CJA PROJEKTU: Magdalena Majkowska</text:p>
      <text:p text:style-name="P1"/>
      <text:list xml:id="list292103358" text:style-name="L1">
        <text:list-item>
          <text:p text:style-name="P8">Cele projektowe</text:p>
          <text:p text:style-name="P2">Temat projektu: Menu okienkowe – program wykorzystujący bibliotekę klas reprezentujących menu.</text:p>
          <text:p text:style-name="P10">Funkcjonalności</text:p>
        </text:list-item>
      </text:list>
      <text:list xml:id="list1445186139" text:style-name="L2">
        <text:list-item>
          <text:p text:style-name="P12">Dodawanie/usuwanie wyborów jednoznacznych z(pod) menu</text:p>
        </text:list-item>
        <text:list-item>
          <text:p text:style-name="P12">Dodawanie/usuwanie podmenu do/z (pod)menu</text:p>
        </text:list-item>
        <text:list-item>
          <text:p text:style-name="P12">Rozwijanie/zwijanie podmenu</text:p>
        </text:list-item>
        <text:list-item>
          <text:p text:style-name="P12">Dokonywanie wyborów jednoznacznych</text:p>
        </text:list-item>
        <text:list-item>
          <text:p text:style-name="P15"><text:span text:style-name="T4">Przypisywanie wyborów jednoznacznych do pewnych funkcji</text:span></text:p>
        </text:list-item>
        <text:list-item>
          <text:p text:style-name="P13"><text:span text:style-name="T1">Zastosowanie dziedziczenia</text:span></text:p>
        </text:list-item>
        <text:list-item>
          <text:p text:style-name="P18"><text:span text:style-name="T1">Zastosowanie klas kontenerowych i ich metod (np. iteratory)</text:span></text:p>
        </text:list-item>
        <text:list-item>
          <text:p text:style-name="P18"><text:span text:style-name="T1">Zastosowanie funkcji wirtualnych</text:span></text:p>
        </text:list-item>
        <text:list-item>
          <text:p text:style-name="P15"><text:span text:style-name="T4">Zastosowanie mechanizmu wyjątków</text:span></text:p>
        </text:list-item>
        <text:list-item>
          <text:p text:style-name="P15"><text:span text:style-name="T4">Odczyt/zapis do pliku</text:span></text:p>
        </text:list-item>
      </text:list>
      <text:list xml:id="list195424642922643" text:continue-list="list292103358" text:style-name="L1">
        <text:list-item>
          <text:p text:style-name="P8">Opis poszczególnych klas</text:p>
        </text:list-item>
      </text:list>
      <text:p text:style-name="P3"><text:tab/><text:span text:style-name="T10">Tbasic_window</text:span>- <text:span text:style-name="T8">klasa abstrakcyjna, która jest bazą dla innych klas tworzących menu okienkowe. Zawiera jedną metodę czysto wirtualną – draw_yourself() - rysuje na ekranie okienko.</text:span></text:p>
      <text:p text:style-name="P3"><text:tab/><text:span text:style-name="T10">Texceptions</text:span> – <text:span text:style-name="T9">klasa pomocnicza, która zawiera jedynie metody statyczne, potrzebne do zrealizowania mechanizmu wyjątków. Za jej pomocą możemy pobrać od nowa od użytkownika nazwę pliku (gdyby okazał się wadliwy), liczbę naturalną z określonego przedziału, sprawdzić czy podany string nie zawiera nieprawidłowych znaków.</text:span></text:p>
      <text:p text:style-name="P3"><text:soft-page-break/><text:tab/><text:span text:style-name="T10">Tfile_handler</text:span> – <text:span text:style-name="T9">klasa pomocnicza, która zawiera wszystkie metody potrzebne do odczytu i zapisu do pliku. Zawiera wskaźnik do pierwotnego menu, które w momencie zakończenia odczytu z pliku, przekazuje do menu tworzonego przez użytkownika.</text:span></text:p>
      <text:p text:style-name="P3"><text:tab/><text:span text:style-name="T10">Tfunctions</text:span> – <text:span text:style-name="T9">klasa reprezentująca funkcje, które możemy przydzielać do wyborów jednoznacznych. Zawiera statyczną daną how_many, dzięki której każda kolejna stworzona funkcja zawiera unikalny numer. Po wybraniu okienka z funkcją wyświetla się napis „Witaj, jestem funkcją &lt;wstaw numer&gt;, właśnie coś robię”.</text:span></text:p>
      <text:p text:style-name="P5"><text:span text:style-name="T11"><text:tab/></text:span>Tkeyboard<text:span text:style-name="T11"> – </text:span><text:span text:style-name="T12">klasa reprezentująca klawiaturę, dzięki niej jesteśmy w stanie obsługiwać każde podmenu tak samo jak pierwotne okno. Zawiera wskaźnik na menu, które w momencie przechodzenia między podmenu możemy przełączać i dowolnie tworzyć nowe okna. Z klawiatury sterujemy programem za pomocą komend, które są umieszczone w tablicy (std::array). Klawiatura również nadzoruje cały proces pobierania danych i umieszczania w pliku.</text:span></text:p>
      <text:p text:style-name="P5"><text:span text:style-name="T11"><text:tab/></text:span>Tmenu<text:span text:style-name="T11"> – </text:span><text:span text:style-name="T12">serce programu i zarazem najbardziej rozbudowana klasa, dlatego po</text:span><text:span text:style-name="T13">święcę więcej czasu aby ją opisać</text:span><text:span text:style-name="T12">. Zaczynając od jej składowych: ma dwa wskaźniki na poprzednika i następnika, dzięki którym możliwe jest przemieszczanie się między podmenu. Poprzednik jest wybierany w momencie tworzenia podmenu i jest zapisany na „sztywno”, zaś następnika za każdym razem możemy wybrać nowego w momencie wybierania podmenu, do którego chcemy się wybrać. Przemieszczanie się działa podobnie do listy dwukierunkowej. </text:span><text:span text:style-name="T13">Do komunikacji z klawiaturą posiada wskaźnik na klawiaturę, która jest obiektem statycznym i wspólnym dla wszystkich podmenu.(W momencie skoku do podmenu zmieniamy ustawienia w klawiaturze – zaczyna ona „patrzeć” na inne menu). Każde menu posiada swój wektor okienek i listę dwukierunkową </text:span><text:span text:style-name="T14">funkcji. Klasa ta obsługuje wszystkie funkcjonalności, oprócz odczytu i zapisu z pliku.</text:span></text:p>
      <text:p text:style-name="P5"><text:span text:style-name="T11"><text:tab/></text:span>Tscreen<text:span text:style-name="T11"> –</text:span><text:span text:style-name="T14"> klasa nadzorująca, dba o to żeby powstał obiekt klawiatura i pierwsze okienko i „podłącza” klawiaturę do menu i vice versa.</text:span></text:p>
      <text:list xml:id="list195424040021978" text:continue-numbering="true" text:style-name="L1">
        <text:list-header>
          <text:p text:style-name="P6">Twindow<text:span text:style-name="T11"> – </text:span><text:span text:style-name="T14">klasa odpowiedzialna za przechowywanie informacji o okienkach. </text:span></text:p>
        </text:list-header>
      </text:list>
      <text:p text:style-name="P7"><text:span text:style-name="T14">K</text:span><text:span text:style-name="T11">ażde okienko posiada wskaźnik na funkcję bądź na podmenu, który jest inicjalizowany odpowiednio do podanego argumentu, zaś drugi wskaźnik ustawiany na </text:span><text:soft-page-break/><text:span text:style-name="T11">nullptr. Okienko dostarcza też wszystkich potrzebnych informacji o swoim stanie innych metodom – czy posiada funkcję, czy podmenu, czy jest pełne, czy puste, jaka jest jego nazwa itd. Za jego pomocą jesteśmy w stanie je wyświetlić na ekranie. (klasa podmenu tylko rozkazuje okienkom się narysować)</text:span></text:p>
      <text:list xml:id="list195422809807174" text:continue-numbering="true" text:style-name="L1">
        <text:list-item>
          <text:p text:style-name="P8">Realizacja celów – <text:span text:style-name="T15">część z nich omówiłam w paragrafie wyżej, dlatego tutaj znajdzie opiszę to jedynie skrótowo.</text:span></text:p>
          <text:p text:style-name="P11"><text:span text:style-name="T16">Ad.1: </text:span>Dodawanie/usuwanie wyborów jednoznacznych z(pod) menu – <text:span text:style-name="T15">klasa Tmenu, klasa Function</text:span></text:p>
          <text:p text:style-name="P11"><text:span text:style-name="T17">Ad.2: </text:span>Dodawanie/usuwanie podmenu do/z (pod)menu – <text:span text:style-name="T15">klasa Tmenu</text:span></text:p>
          <text:p text:style-name="P11"><text:span text:style-name="T17">Ad.3: </text:span>Rozwijanie/zwijanie podmenu – <text:span text:style-name="T15">klasa Tmenu i jej metody fold_submenu expand_submenu</text:span></text:p>
          <text:p text:style-name="P11"><text:span text:style-name="T17">Ad.4: </text:span>Dokonywanie wyborów jednoznacznych – <text:span text:style-name="T15">klasa Tmenu i metoda choose()</text:span></text:p>
          <text:p text:style-name="P16"><text:span text:style-name="T7">Ad.5: </text:span><text:span text:style-name="T4">Przypisywanie wyborów jednoznacznych do pewnych funkcji – </text:span><text:span text:style-name="T5">klasa Tmenu i Tfunction oraz metoda assign_function_to_empty_slot();</text:span></text:p>
          <text:p text:style-name="P14"><text:span text:style-name="T3">Ad.6 </text:span><text:span text:style-name="T1">Zastosowanie dziedziczenia – </text:span><text:span text:style-name="T2">klasa Basic_window po której dziedziczą wirtualnie: Twindow, Tscreen, Tmenu</text:span></text:p>
          <text:p text:style-name="P20"><text:span text:style-name="T3">Ad.7: </text:span><text:span text:style-name="T1">Zastosowanie klas kontenerowych i ich metod (np. iteratory) – </text:span><text:span text:style-name="T2">elementy składowe klas Tmenu, Tkeyboard</text:span></text:p>
          <text:p text:style-name="P17"><text:span text:style-name="T7">Ad.8 </text:span><text:span text:style-name="T4">Zastosowanie funkcji wirtualnych – </text:span><text:span text:style-name="T6">klasa Basic_window i metoda draw_yourself()</text:span></text:p>
          <text:p text:style-name="P21"><text:span text:style-name="T7">Ad.9: </text:span><text:span text:style-name="T4">Zastosowanie mechanizmu wyjątkó</text:span><text:span text:style-name="T6">w – klasa Texception wraz ze wszystkimi metodami</text:span></text:p>
          <text:p text:style-name="P21"><text:span text:style-name="T7">Ad.10: </text:span><text:span text:style-name="T4">Odczyt/zapis do pliku – </text:span><text:span text:style-name="T6">klasa Tfile_handler wraz ze wszystkimi metodami</text:span></text:p>
        </text:list-item>
        <text:list-item>
          <text:p text:style-name="P8">Schemat dziedziczenia</text:p>
        </text:list-item>
      </text:list>
      <text:p text:style-name="P9"><text:soft-page-break/></text:p>
      <text:p text:style-name="P9"/>
      <text:p text:style-name="P9"/>
      <text:p text:style-name="P9"><draw:frame text:anchor-type="paragraph" draw:z-index="3" draw:name="Kształt1" draw:style-name="gr4" draw:text-style-name="P26" svg:width="5.292cm" svg:height="1.324cm" svg:x="11.74cm" svg:y="1.797cm"><draw:text-box><text:p text:style-name="P25">Tmenu</text:p></draw:text-box></draw:frame><draw:frame text:anchor-type="paragraph" draw:z-index="1" draw:name="Kształt1" draw:style-name="gr2" draw:text-style-name="P26" svg:width="5.292cm" svg:height="1.324cm" svg:x="1.157cm" svg:y="2.406cm"><draw:text-box><text:p text:style-name="P25">TScreen</text:p></draw:text-box></draw:frame><draw:frame text:anchor-type="paragraph" draw:z-index="2" draw:name="Kształt1" draw:style-name="gr3" draw:text-style-name="P26" svg:width="5.292cm" svg:height="1.324cm" svg:x="6.846cm" svg:y="4.509cm"><draw:text-box><text:p text:style-name="P25">TWindow</text:p></draw:text-box></draw:frame><draw:frame text:anchor-type="paragraph" draw:z-index="0" draw:name="Kształt1" draw:style-name="gr1" draw:text-style-name="P24" svg:width="5.294cm" svg:height="1.325cm" svg:x="6.74cm" svg:y="0.088cm"><draw:text-box><text:p text:style-name="P23"><text:span text:style-name="T18">TBasic_window</text:span></text:p></draw:text-box></draw:frame><draw:line text:anchor-type="paragraph" draw:z-index="4" draw:name="Kształt2" draw:style-name="gr5" draw:text-style-name="P27" svg:x1="4.464cm" svg:y1="2.406cm" svg:x2="8.486cm" svg:y2="1.413cm"><text:p/></draw:line><draw:line text:anchor-type="paragraph" draw:z-index="5" draw:name="Kształt2" draw:style-name="gr5" draw:text-style-name="P27" svg:x1="9.386cm" svg:y1="4.731cm" svg:x2="9.121cm" svg:y2="1.413cm"><text:p/></draw:line><draw:line text:anchor-type="paragraph" draw:z-index="6" draw:name="Kształt2" draw:style-name="gr5" draw:text-style-name="P27" svg:x1="14.703cm" svg:y1="1.798cm" svg:x2="9.597cm" svg:y2="1.413cm"><text:p/></draw:line></text:p>
      <text:list xml:id="list195423986903867" text:continue-numbering="true" text:style-name="L1">
        <text:list-item>
          <text:p text:style-name="P8">Interfejs użytkownika</text:p>
          <text:p text:style-name="P4">Użytkownik komunikuje się z programem za pomocą komend, które są zawsze wyświetlone powyżej pola do wpisywania. Jeżeli użytkownik wpisze nieprawidłową komendę, wyświetli to komunikat ostrzegawczy.</text:p>
        </text:list-item>
        <text:list-item>
          <text:p text:style-name="P8">Sposoby testowania</text:p>
          <text:p text:style-name="P4">Aby przetestować program należy go skompilować w wersji testowej wpisując w terminalu make TEST. Następnie należy wejść do folderu bin w którym utworzy się plik wykonywaln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-Bold" svg:font-family="Helvetica-Bold, sans-serif"/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8:52:56.879303814</meta:creation-date>
    <dc:date>2019-05-29T19:54:22.490871647</dc:date>
    <meta:editing-duration>PT46M4S</meta:editing-duration>
    <meta:editing-cycles>6</meta:editing-cycles>
    <meta:generator>LibreOffice/6.1.6.3$Linux_X86_64 LibreOffice_project/10$Build-3</meta:generator>
    <meta:document-statistic meta:table-count="0" meta:image-count="0" meta:object-count="0" meta:page-count="4" meta:paragraph-count="41" meta:word-count="663" meta:character-count="5067" meta:non-whitespace-character-count="4431"/>
  </office:meta>
</office:document-meta>
</file>